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F" svg:font-family="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50%"/>
      <style:text-properties officeooo:paragraph-rsid="000fc60c"/>
    </style:style>
    <style:style style:name="P2" style:family="paragraph" style:parent-style-name="Standard">
      <style:paragraph-properties fo:line-height="150%"/>
      <style:text-properties style:font-name="Arial" officeooo:rsid="00063b94" officeooo:paragraph-rsid="00063b94"/>
    </style:style>
    <style:style style:name="P3" style:family="paragraph" style:parent-style-name="Standard">
      <style:paragraph-properties fo:line-height="150%"/>
      <style:text-properties style:font-name="Arial" fo:font-size="12pt" officeooo:paragraph-rsid="00063b94" style:font-name-asian="Times New Roman" style:font-size-asian="12pt" style:font-name-complex="Times New Roman" style:font-size-complex="12pt"/>
    </style:style>
    <style:style style:name="P4" style:family="paragraph" style:parent-style-name="Standard" style:list-style-name="WW8Num3">
      <style:paragraph-properties fo:margin-left="0cm" fo:margin-right="0cm" fo:line-height="150%" fo:text-indent="0cm" style:auto-text-indent="false">
        <style:tab-stops>
          <style:tab-stop style:position="1.916cm"/>
        </style:tab-stops>
      </style:paragraph-properties>
      <style:text-properties style:font-name="Arial" fo:font-size="12pt" officeooo:paragraph-rsid="00063b94" style:font-name-asian="Times New Roman" style:font-size-asian="12pt" style:font-name-complex="Times New Roman" style:font-size-complex="12pt"/>
    </style:style>
    <style:style style:name="P5" style:family="paragraph" style:parent-style-name="Standard" style:list-style-name="WW8Num3">
      <style:paragraph-properties fo:margin-left="0cm" fo:margin-right="0cm" fo:line-height="150%" fo:text-indent="0cm" style:auto-text-indent="false">
        <style:tab-stops>
          <style:tab-stop style:position="0.646cm"/>
        </style:tab-stops>
      </style:paragraph-properties>
      <style:text-properties style:font-name="Arial" fo:font-size="12pt" officeooo:paragraph-rsid="00063b94" style:font-name-asian="Times New Roman" style:font-size-asian="12pt" style:font-name-complex="Times New Roman" style:font-size-complex="12pt"/>
    </style:style>
    <style:style style:name="P6" style:family="paragraph" style:parent-style-name="Standard">
      <style:paragraph-properties fo:line-height="150%"/>
      <style:text-properties style:font-name="Arial" fo:font-size="12pt" officeooo:rsid="00063b94" officeooo:paragraph-rsid="00063b94" style:font-name-asian="Times New Roman" style:font-size-asian="12pt" style:font-name-complex="Times New Roman" style:font-size-complex="12pt"/>
    </style:style>
    <style:style style:name="P7" style:family="paragraph" style:parent-style-name="Standard" style:list-style-name="WW8Num3">
      <style:paragraph-properties fo:margin-left="0cm" fo:margin-right="0.459cm" fo:line-height="150%" fo:text-indent="0cm" style:auto-text-indent="false">
        <style:tab-stops>
          <style:tab-stop style:position="0.646cm"/>
        </style:tab-stops>
      </style:paragraph-properties>
      <style:text-properties style:font-name="Arial" fo:font-size="12pt" officeooo:rsid="001d4cdc" officeooo:paragraph-rsid="00080a77" style:font-name-asian="Times New Roman" style:font-size-asian="12pt" style:font-name-complex="Times New Roman" style:font-size-complex="12pt"/>
    </style:style>
    <style:style style:name="P8" style:family="paragraph" style:parent-style-name="Standard" style:list-style-name="WW8Num3">
      <style:paragraph-properties fo:margin-left="0cm" fo:margin-right="0cm" fo:line-height="150%" fo:text-indent="0cm" style:auto-text-indent="false">
        <style:tab-stops>
          <style:tab-stop style:position="0.646cm"/>
        </style:tab-stops>
      </style:paragraph-properties>
      <style:text-properties style:font-name="Arial" fo:font-size="12pt" officeooo:rsid="001d4cdc" officeooo:paragraph-rsid="00080a77" style:font-name-asian="Times New Roman" style:font-size-asian="12pt" style:font-name-complex="Times New Roman" style:font-size-complex="12pt"/>
    </style:style>
    <style:style style:name="P9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646cm"/>
        </style:tab-stops>
      </style:paragraph-properties>
      <style:text-properties style:font-name="Arial" fo:font-size="12pt" officeooo:rsid="001d4cdc" officeooo:paragraph-rsid="00080a77" style:font-name-asian="Times New Roman" style:font-size-asian="12pt" style:font-name-complex="Times New Roman" style:font-size-complex="12pt"/>
    </style:style>
    <style:style style:name="P10" style:family="paragraph" style:parent-style-name="Standard" style:list-style-name="WW8Num3">
      <style:paragraph-properties fo:line-height="150%"/>
      <style:text-properties style:font-name="Arial" fo:font-size="12pt" officeooo:rsid="001d4cdc" officeooo:paragraph-rsid="00080a77" style:font-name-asian="Times New Roman" style:font-size-asian="12pt" style:font-name-complex="Times New Roman" style:font-size-complex="12pt"/>
    </style:style>
    <style:style style:name="P11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646cm"/>
        </style:tab-stops>
      </style:paragraph-properties>
      <style:text-properties style:font-name="Arial" fo:font-size="12pt" officeooo:rsid="0009074e" officeooo:paragraph-rsid="0009074e" style:font-name-asian="Times New Roman" style:font-size-asian="12pt" style:font-name-complex="Times New Roman" style:font-size-complex="12pt"/>
    </style:style>
    <style:style style:name="P12" style:family="paragraph" style:parent-style-name="Standard">
      <style:paragraph-properties fo:line-height="150%"/>
      <style:text-properties style:font-name="Arial" fo:font-size="12pt" style:text-underline-style="solid" style:text-underline-width="auto" style:text-underline-color="font-color" officeooo:rsid="0018090a" officeooo:paragraph-rsid="00063b94" style:font-name-asian="Times New Roman" style:font-size-asian="12pt" style:font-name-complex="Times New Roman" style:font-size-complex="12pt"/>
    </style:style>
    <style:style style:name="P13" style:family="paragraph" style:parent-style-name="Standard" style:list-style-name="WW8Num3">
      <style:paragraph-properties fo:margin-left="0cm" fo:margin-right="0cm" fo:line-height="150%" fo:text-indent="0cm" style:auto-text-indent="false">
        <style:tab-stops>
          <style:tab-stop style:position="1.916cm"/>
        </style:tab-stops>
      </style:paragraph-properties>
      <style:text-properties style:font-name="Arial" fo:font-size="12pt" style:text-underline-style="solid" style:text-underline-width="auto" style:text-underline-color="font-color" officeooo:paragraph-rsid="00063b94" style:font-name-asian="Times New Roman" style:font-size-asian="12pt" style:font-name-complex="Times New Roman" style:font-size-complex="12pt"/>
    </style:style>
    <style:style style:name="P14" style:family="paragraph" style:parent-style-name="Standard">
      <style:paragraph-properties fo:line-height="150%"/>
      <style:text-properties style:font-name="Arial" fo:font-size="12pt" style:text-underline-style="solid" style:text-underline-width="auto" style:text-underline-color="font-color" officeooo:rsid="000bd2cd" officeooo:paragraph-rsid="000bd2cd" style:font-size-asian="12pt" style:font-size-complex="12pt"/>
    </style:style>
    <style:style style:name="P15" style:family="paragraph" style:parent-style-name="Standard">
      <style:paragraph-properties fo:line-height="150%"/>
      <style:text-properties style:font-name="Arial" fo:font-size="12pt" style:text-underline-style="solid" style:text-underline-width="auto" style:text-underline-color="font-color" officeooo:paragraph-rsid="000bd2cd" style:font-size-asian="12pt" style:font-size-complex="12pt"/>
    </style:style>
    <style:style style:name="P16" style:family="paragraph" style:parent-style-name="Standard">
      <style:paragraph-properties fo:line-height="150%"/>
      <style:text-properties style:font-name="Arial" fo:font-size="12pt" style:text-underline-style="none" officeooo:rsid="00063b94" officeooo:paragraph-rsid="00063b94" style:font-name-asian="Times New Roman" style:font-size-asian="12pt" style:font-name-complex="Times New Roman" style:font-size-complex="12pt"/>
    </style:style>
    <style:style style:name="P17" style:family="paragraph" style:parent-style-name="Standard">
      <style:paragraph-properties fo:margin-left="0cm" fo:margin-right="0cm" fo:line-height="150%" fo:text-indent="0cm" style:auto-text-indent="false">
        <style:tab-stops>
          <style:tab-stop style:position="0.646cm"/>
        </style:tab-stops>
      </style:paragraph-properties>
      <style:text-properties style:font-name="Arial" fo:font-size="12pt" style:text-underline-style="none" officeooo:rsid="0009074e" officeooo:paragraph-rsid="0009074e" style:font-name-asian="Times New Roman" style:font-size-asian="12pt" style:font-name-complex="Times New Roman" style:font-size-complex="12pt"/>
    </style:style>
    <style:style style:name="P18" style:family="paragraph" style:parent-style-name="Standard">
      <style:paragraph-properties fo:line-height="150%"/>
      <style:text-properties style:font-name="Arial" fo:font-size="12pt" style:text-underline-style="none" officeooo:paragraph-rsid="000bd2cd" style:font-size-asian="12pt" style:font-size-complex="12pt"/>
    </style:style>
    <style:style style:name="P19" style:family="paragraph" style:parent-style-name="Standard">
      <style:paragraph-properties fo:line-height="150%"/>
      <style:text-properties style:font-name="Arial" fo:font-size="12pt" officeooo:paragraph-rsid="00063b94" style:font-size-asian="12pt" style:font-size-complex="12pt"/>
    </style:style>
    <style:style style:name="P20" style:family="paragraph" style:parent-style-name="Standard" style:list-style-name="WW8Num3">
      <style:paragraph-properties fo:margin-left="0cm" fo:margin-right="0cm" fo:line-height="150%" fo:text-indent="0cm" style:auto-text-indent="false">
        <style:tab-stops>
          <style:tab-stop style:position="1.916cm"/>
        </style:tab-stops>
      </style:paragraph-properties>
      <style:text-properties style:font-name="Arial" fo:font-size="12pt" officeooo:paragraph-rsid="00063b94" style:font-size-asian="12pt" style:font-size-complex="12pt"/>
    </style:style>
    <style:style style:name="P21" style:family="paragraph" style:parent-style-name="Standard">
      <style:paragraph-properties fo:line-height="150%"/>
      <style:text-properties style:font-name="Arial" fo:font-size="12pt" officeooo:paragraph-rsid="000bd2cd" style:font-size-asian="12pt" style:font-size-complex="12pt"/>
    </style:style>
    <style:style style:name="P22" style:family="paragraph" style:parent-style-name="Standard">
      <style:paragraph-properties fo:line-height="150%"/>
      <style:text-properties style:font-name="Arial" fo:font-size="12pt" officeooo:rsid="00063b94" officeooo:paragraph-rsid="00063b94" style:font-size-asian="12pt" style:font-size-complex="12pt"/>
    </style:style>
    <style:style style:name="P23" style:family="paragraph" style:parent-style-name="Standard">
      <style:paragraph-properties fo:line-height="150%"/>
      <style:text-properties style:font-name="Arial" fo:font-size="12pt" fo:font-weight="normal" officeooo:rsid="000aaf34" officeooo:paragraph-rsid="000fc60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/>
      <style:text-properties style:font-name="Arial" officeooo:paragraph-rsid="000bd2cd"/>
    </style:style>
    <style:style style:name="P25" style:family="paragraph" style:parent-style-name="Standard">
      <style:paragraph-properties fo:line-height="150%"/>
      <style:text-properties style:font-name="Arial" officeooo:paragraph-rsid="000c768e"/>
    </style:style>
    <style:style style:name="P26" style:family="paragraph" style:parent-style-name="Standard">
      <style:paragraph-properties fo:line-height="150%"/>
      <style:text-properties style:font-name="Arial" officeooo:paragraph-rsid="000e04d8"/>
    </style:style>
    <style:style style:name="P27" style:family="paragraph" style:parent-style-name="Standard">
      <style:text-properties style:font-name="Arial"/>
    </style:style>
    <style:style style:name="P28" style:family="paragraph" style:parent-style-name="Standard">
      <style:paragraph-properties fo:line-height="150%"/>
      <style:text-properties style:font-name="Arial" fo:font-size="20pt" fo:font-weight="bold" officeooo:rsid="00063b94" officeooo:paragraph-rsid="00063b94" style:font-size-asian="20pt" style:font-weight-asian="bold" style:font-size-complex="20pt" style:font-weight-complex="bold"/>
    </style:style>
    <style:style style:name="P29" style:family="paragraph" style:parent-style-name="Standard">
      <style:paragraph-properties fo:line-height="150%"/>
      <style:text-properties style:font-name="Arial" fo:font-size="20pt" fo:font-weight="bold" officeooo:rsid="000aaf34" officeooo:paragraph-rsid="000aaf34" style:font-size-asian="20pt" style:font-weight-asian="bold" style:font-size-complex="20pt" style:font-weight-complex="bold"/>
    </style:style>
    <style:style style:name="P30" style:family="paragraph" style:parent-style-name="Standard">
      <style:paragraph-properties fo:line-height="150%"/>
      <style:text-properties style:font-name="Arial" fo:font-size="20pt" fo:font-weight="bold" officeooo:rsid="000fc60c" officeooo:paragraph-rsid="000fc60c" style:font-size-asian="20pt" style:font-weight-asian="bold" style:font-size-complex="20pt" style:font-weight-complex="bold"/>
    </style:style>
    <style:style style:name="P31" style:family="paragraph" style:parent-style-name="Standard">
      <style:paragraph-properties fo:line-height="150%"/>
      <style:text-properties style:font-name="Arial" fo:font-size="20pt" fo:font-weight="normal" officeooo:rsid="000aaf34" officeooo:paragraph-rsid="000aaf34" style:font-size-asian="20pt" style:font-weight-asian="normal" style:font-size-complex="20pt" style:font-weight-complex="normal"/>
    </style:style>
    <style:style style:name="P32" style:family="paragraph" style:parent-style-name="Standard">
      <style:paragraph-properties fo:line-height="150%"/>
      <style:text-properties style:font-name="Arial" fo:font-size="20pt" style:text-underline-style="solid" style:text-underline-width="auto" style:text-underline-color="font-color" fo:font-weight="normal" officeooo:rsid="000aaf34" officeooo:paragraph-rsid="000aaf34" style:font-size-asian="20pt" style:font-weight-asian="normal" style:font-size-complex="20pt" style:font-weight-complex="normal"/>
    </style:style>
    <style:style style:name="P33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officeooo:paragraph-rsid="000bd2cd"/>
    </style:style>
    <style:style style:name="P34" style:family="paragraph" style:parent-style-name="Standard">
      <style:paragraph-properties fo:line-height="150%"/>
      <style:text-properties style:font-name="Arial" style:text-underline-style="solid" style:text-underline-width="auto" style:text-underline-color="font-color" officeooo:paragraph-rsid="000e04d8"/>
    </style:style>
    <style:style style:name="P35" style:family="paragraph">
      <loext:graphic-properties draw:fill="none" draw:fill-color="#ffffff"/>
      <style:paragraph-properties style:writing-mode="lr-tb"/>
      <style:text-properties fo:font-size="12pt"/>
    </style:style>
    <style:style style:name="P36" style:family="paragraph">
      <loext:graphic-properties draw:fill="none" draw:fill-color="#ffffff"/>
    </style:style>
    <style:style style:name="P37" style:family="paragraph">
      <loext:graphic-properties draw:fill-color="#ffffff"/>
    </style:style>
    <style:style style:name="P38" style:family="paragraph">
      <loext:graphic-properties draw:fill="none" draw:fill-color="#dddddd"/>
    </style:style>
    <style:style style:name="P39" style:family="paragraph">
      <loext:graphic-properties draw:fill="none" draw:fill-color="#ffffff"/>
      <style:text-properties style:font-name="Arial" fo:font-size="36pt" style:font-size-asian="36pt" style:font-size-complex="36pt"/>
    </style:style>
    <style:style style:name="P40" style:family="paragraph">
      <loext:graphic-properties draw:fill="none" draw:fill-color="#ffffff"/>
      <style:text-properties style:font-name="Arial" fo:font-size="32pt" style:font-size-asian="32pt" style:font-size-complex="32pt"/>
    </style:style>
    <style:style style:name="P41" style:family="paragraph">
      <loext:graphic-properties draw:fill-color="#000000"/>
      <style:paragraph-properties fo:text-align="center"/>
    </style:style>
    <style:style style:name="P42" style:family="paragraph">
      <style:text-properties fo:color="#000000" loext:opacity="100%" style:font-name="Arial" fo:font-size="36pt" fo:font-weight="bold" style:font-size-asian="36pt" style:font-weight-asian="bold" style:font-size-complex="36pt" style:font-weight-complex="bold"/>
    </style:style>
    <style:style style:name="P43" style:family="paragraph">
      <loext:graphic-properties draw:fill="none" draw:fill-color="#ffffff"/>
      <style:text-properties fo:color="#000000" loext:opacity="100%" style:font-name="Arial" fo:font-size="36pt" fo:font-weight="bold" style:font-size-asian="36pt" style:font-weight-asian="bold" style:font-size-complex="36pt" style:font-weight-complex="bold"/>
    </style:style>
    <style:style style:name="P44" style:family="paragraph">
      <loext:graphic-properties draw:fill-color="#000000"/>
    </style:style>
    <style:style style:name="P45" style:family="paragraph">
      <loext:graphic-properties draw:fill-color="#2a6099"/>
      <style:paragraph-properties fo:text-align="center"/>
    </style:style>
    <style:style style:name="P46" style:family="paragraph">
      <loext:graphic-properties draw:fill-color="#2a6099"/>
    </style:style>
    <style:style style:name="P47" style:family="paragraph">
      <loext:graphic-properties draw:fill-color="#dddddd"/>
    </style:style>
    <style:style style:name="P48" style:family="paragraph">
      <loext:graphic-properties draw:fill-color="#dddddd"/>
      <style:paragraph-properties fo:text-align="center"/>
    </style:style>
    <style:style style:name="P49" style:family="paragraph">
      <loext:graphic-properties draw:fill-color="#1ed5f5"/>
      <style:paragraph-properties fo:text-align="center"/>
      <style:text-properties fo:font-size="12pt"/>
    </style:style>
    <style:style style:name="T1" style:family="text">
      <style:text-properties officeooo:rsid="00063b9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171ee5"/>
    </style:style>
    <style:style style:name="T4" style:family="text">
      <style:text-properties style:text-underline-style="solid" style:text-underline-width="auto" style:text-underline-color="font-color" officeooo:rsid="001ba129"/>
    </style:style>
    <style:style style:name="T5" style:family="text">
      <style:text-properties style:text-underline-style="solid" style:text-underline-width="auto" style:text-underline-color="font-color" officeooo:rsid="002029df"/>
    </style:style>
    <style:style style:name="T6" style:family="text">
      <style:text-properties style:text-underline-style="solid" style:text-underline-width="auto" style:text-underline-color="font-color" officeooo:rsid="0021ecd5"/>
    </style:style>
    <style:style style:name="T7" style:family="text">
      <style:text-properties style:text-underline-style="solid" style:text-underline-width="auto" style:text-underline-color="font-color" officeooo:rsid="0009074e"/>
    </style:style>
    <style:style style:name="T8" style:family="text">
      <style:text-properties style:text-underline-style="solid" style:text-underline-width="auto" style:text-underline-color="font-color" officeooo:rsid="00171ee5" style:font-name-asian="Times New Roman" style:font-name-complex="Times New Roman"/>
    </style:style>
    <style:style style:name="T9" style:family="text">
      <style:text-properties style:text-underline-style="solid" style:text-underline-width="auto" style:text-underline-color="font-color" officeooo:rsid="000bd2cd"/>
    </style:style>
    <style:style style:name="T10" style:family="text">
      <style:text-properties officeooo:rsid="00171ee5"/>
    </style:style>
    <style:style style:name="T11" style:family="text">
      <style:text-properties fo:font-size="12pt" style:text-underline-style="solid" style:text-underline-width="auto" style:text-underline-color="font-color" style:font-size-asian="10.5pt" style:font-size-complex="12pt"/>
    </style:style>
    <style:style style:name="T12" style:family="text">
      <style:text-properties fo:font-size="12pt" style:text-underline-style="solid" style:text-underline-width="auto" style:text-underline-color="font-color" officeooo:rsid="000bd2cd" style:font-size-asian="10.5pt" style:font-size-complex="12pt"/>
    </style:style>
    <style:style style:name="T13" style:family="text">
      <style:text-properties fo:font-size="12pt" style:text-underline-style="solid" style:text-underline-width="auto" style:text-underline-color="font-color" officeooo:rsid="000c768e" style:font-size-asian="10.5pt" style:font-size-complex="12pt"/>
    </style:style>
    <style:style style:name="T14" style:family="text">
      <style:text-properties fo:font-size="12pt" style:text-underline-style="solid" style:text-underline-width="auto" style:text-underline-color="font-color" officeooo:rsid="000e04d8" style:font-size-asian="10.5pt" style:font-size-complex="12pt"/>
    </style:style>
    <style:style style:name="T15" style:family="text">
      <style:text-properties fo:font-size="12pt" style:text-underline-style="none" fo:font-weight="normal" officeooo:rsid="000bd2cd" style:font-size-asian="10.5pt" style:font-weight-asian="normal" style:font-size-complex="12pt" style:font-weight-complex="normal"/>
    </style:style>
    <style:style style:name="T16" style:family="text">
      <style:text-properties fo:font-size="12pt" style:text-underline-style="none" officeooo:rsid="000bd2cd" style:font-size-asian="10.5pt" style:font-size-complex="12pt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officeooo:rsid="000bd2cd" style:font-size-asian="10.5pt" style:font-size-complex="12pt"/>
    </style:style>
    <style:style style:name="T19" style:family="text">
      <style:text-properties fo:font-size="12pt" officeooo:rsid="000e04d8" style:font-size-asian="10.5pt" style:font-size-complex="12pt"/>
    </style:style>
    <style:style style:name="T20" style:family="text">
      <style:text-properties style:text-underline-style="none" officeooo:rsid="00063b94"/>
    </style:style>
    <style:style style:name="T21" style:family="text">
      <style:text-properties style:text-underline-style="none" officeooo:rsid="00063b94" style:font-name-asian="Times New Roman" style:font-name-complex="Times New Roman"/>
    </style:style>
    <style:style style:name="T22" style:family="text">
      <style:text-properties fo:font-variant="normal" fo:text-transform="none" fo:letter-spacing="normal" fo:font-style="normal" fo:font-weight="normal"/>
    </style:style>
    <style:style style:name="T23" style:family="text">
      <style:text-properties fo:font-variant="normal" fo:text-transform="none" fo:letter-spacing="normal" fo:font-style="normal" fo:font-weight="normal" officeooo:rsid="00063b94"/>
    </style:style>
    <style:style style:name="T24" style:family="text">
      <style:text-properties fo:font-variant="normal" fo:text-transform="none" fo:letter-spacing="normal" fo:font-style="normal" fo:font-weight="normal" officeooo:rsid="000bd2cd"/>
    </style:style>
    <style:style style:name="T2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0a77"/>
    </style:style>
    <style:style style:name="T26" style:family="text">
      <style:text-properties fo:font-variant="normal" fo:text-transform="none" fo:letter-spacing="normal" fo:font-style="normal" style:text-underline-style="none" fo:font-weight="normal" officeooo:rsid="00080a77"/>
    </style:style>
    <style:style style:name="T27" style:family="text">
      <style:text-properties style:font-name="Arial" fo:font-size="12pt" fo:font-weight="normal" officeooo:rsid="00063b94" style:font-size-asian="12pt" style:font-weight-asian="normal" style:font-size-complex="12pt" style:font-weight-complex="normal"/>
    </style:style>
    <style:style style:name="T28" style:family="text">
      <style:text-properties style:font-name="Arial" fo:font-size="12pt" fo:font-weight="normal" officeooo:rsid="0009074e" style:font-size-asian="12pt" style:font-weight-asian="normal" style:font-size-complex="12pt" style:font-weight-complex="normal"/>
    </style:style>
    <style:style style:name="T29" style:family="text">
      <style:text-properties style:font-name="Arial" fo:font-size="12pt" fo:font-weight="normal" officeooo:rsid="000fc60c" style:font-size-asian="12pt" style:font-weight-asian="normal" style:font-size-complex="12pt" style:font-weight-complex="normal"/>
    </style:style>
    <style:style style:name="T30" style:family="text">
      <style:text-properties style:font-name="Arial" fo:font-size="12pt" fo:font-weight="normal" officeooo:rsid="001165b9" style:font-size-asian="12pt" style:font-weight-asian="normal" style:font-size-complex="12pt" style:font-weight-complex="normal"/>
    </style:style>
    <style:style style:name="T31" style:family="text">
      <style:text-properties officeooo:rsid="0009074e"/>
    </style:style>
    <style:style style:name="T32" style:family="text">
      <style:text-properties style:font-name-asian="Times New Roman" style:font-name-complex="Times New Roman"/>
    </style:style>
    <style:style style:name="T33" style:family="text">
      <style:text-properties officeooo:rsid="00063b94" style:font-name-asian="Times New Roman" style:font-name-complex="Times New Roman"/>
    </style:style>
    <style:style style:name="T34" style:family="text">
      <style:text-properties officeooo:rsid="00171ee5" style:font-name-asian="Times New Roman" style:font-name-complex="Times New Roman"/>
    </style:style>
    <style:style style:name="T35" style:family="text">
      <style:text-properties officeooo:rsid="000bd2cd"/>
    </style:style>
    <style:style style:name="T36" style:family="text">
      <style:text-properties style:font-size-asian="10.5pt"/>
    </style:style>
    <style:style style:name="T37" style:family="text">
      <style:text-properties officeooo:rsid="000bd2cd" style:font-size-asian="10.5pt"/>
    </style:style>
    <style:style style:name="T38" style:family="text">
      <style:text-properties officeooo:rsid="000fc60c"/>
    </style:style>
    <style:style style:name="T39" style:family="text">
      <style:text-properties officeooo:rsid="001165b9"/>
    </style:style>
    <style:style style:name="T40" style:family="text">
      <style:text-properties fo:font-size="12pt"/>
    </style:style>
    <style:style style:name="T41" style:family="text">
      <style:text-properties style:font-name="Arial" fo:font-size="36pt" style:font-size-asian="36pt" style:font-size-complex="36pt"/>
    </style:style>
    <style:style style:name="T42" style:family="text">
      <style:text-properties style:font-name="Arial" fo:font-size="32pt" style:font-size-asian="32pt" style:font-size-complex="32pt"/>
    </style:style>
    <style:style style:name="T43" style:family="text">
      <style:text-properties fo:color="#000000" loext:opacity="100%" style:font-name="Arial" fo:font-size="36pt" fo:font-weight="bold" style:font-size-asian="36pt" style:font-weight-asian="bold" style:font-size-complex="36pt" style:font-weight-complex="bold"/>
    </style:style>
    <style:style style:name="gr1" style:family="graphic">
      <style:graphic-properties draw:stroke="none" svg:stroke-color="#000000" draw:fill="none" draw:fill-color="#ffffff" fo:min-height="1.0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draw:fill-color="#ffffff" draw:textarea-horizontal-align="justify" draw:textarea-vertical-align="middle" draw:auto-grow-height="false" fo:min-height="1.759cm" fo:min-width="1.5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draw:fill-color="#ffffff" draw:textarea-horizontal-align="justify" draw:textarea-vertical-align="middle" draw:auto-grow-height="false" fo:min-height="1.746cm" fo:min-width="1.93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101cm" svg:stroke-color="#000000" draw:marker-start-width="0.503cm" draw:marker-end-width="0.503cm" draw:fill="none" draw:fill-color="#dddddd" draw:textarea-horizontal-align="justify" draw:textarea-vertical-align="middle" draw:auto-grow-height="false" fo:min-height="1.753cm" fo:min-width="4.78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1.22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1.63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7" style:family="graphic">
      <style:graphic-properties draw:stroke="none" draw:fill-color="#000000" draw:textarea-horizontal-align="justify" draw:textarea-vertical-align="middle" draw:auto-grow-height="false" fo:min-height="0.166cm" fo:min-width="1.78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none" draw:fill-color="#ffffff" fo:min-height="4.389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9" style:family="graphic">
      <style:graphic-properties draw:stroke="none" draw:fill-color="#000000" draw:textarea-horizontal-align="justify" draw:textarea-vertical-align="middle" draw:auto-grow-height="false" fo:min-height="0.344cm" fo:min-width="1.0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stroke="none" draw:fill-color="#2a6099" draw:textarea-horizontal-align="justify" draw:textarea-vertical-align="middle" draw:auto-grow-height="false" fo:min-height="6.103cm" fo:min-width="0.552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draw:fill-color="#2a6099" draw:textarea-horizontal-align="justify" draw:textarea-vertical-align="middle" draw:auto-grow-height="false" fo:min-height="0.764cm" fo:min-width="5.3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draw:fill-color="#2a6099" draw:textarea-horizontal-align="justify" draw:textarea-vertical-align="middle" draw:auto-grow-height="false" fo:min-height="5.032cm" fo:min-width="5.33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draw:fill-color="#2a6099" draw:textarea-horizontal-align="justify" draw:textarea-vertical-align="middle" draw:auto-grow-height="false" fo:min-height="1.501cm" fo:min-width="2.96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draw:stroke="none" draw:fill-color="#2a6099" draw:textarea-horizontal-align="justify" draw:textarea-vertical-align="middle" draw:auto-grow-height="false" fo:min-height="4.411cm" fo:min-width="5.6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stroke="none" draw:fill-color="#000000" draw:textarea-horizontal-align="justify" draw:textarea-vertical-align="middle" draw:auto-grow-height="false" fo:min-height="4.847cm" fo:min-width="6.2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draw:stroke="none" draw:fill-color="#dddddd" draw:textarea-horizontal-align="justify" draw:textarea-vertical-align="middle" draw:auto-grow-height="false" fo:min-height="4.411cm" fo:min-width="5.607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draw:stroke="none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8" style:family="graphic">
      <style:graphic-properties draw:stroke="none" draw:fill-color="#dddddd" draw:textarea-horizontal-align="justify" draw:textarea-vertical-align="middle" draw:auto-grow-height="false" fo:min-height="0.679cm" fo:min-width="2.62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9" style:family="graphic">
      <style:graphic-properties draw:stroke="none" draw:fill-color="#ffffff" draw:textarea-horizontal-align="justify" draw:textarea-vertical-align="middle" draw:auto-grow-height="false" fo:min-height="3.932cm" fo:min-width="7.8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0" style:family="graphic">
      <style:graphic-properties draw:stroke="none" draw:fill-color="#1ed5f5" draw:textarea-horizontal-align="justify" draw:textarea-vertical-align="middle" draw:auto-grow-height="false" fo:min-height="29.66cm" fo:min-width="20.9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custom-shape text:anchor-type="paragraph" draw:z-index="0" draw:name="Forma 1" draw:style-name="gr20" draw:text-style-name="P49" svg:width="21cm" svg:height="29.661cm" svg:x="-2.293cm" svg:y="-0.358cm"><text:p/><draw:enhanced-geometry svg:viewBox="0 0 21600 21600" draw:type="rectangle" draw:enhanced-path="M 0 0 L 21600 0 21600 21600 0 21600 0 0 Z N"/></draw:custom-shape><draw:frame text:anchor-type="paragraph" draw:z-index="13" draw:name="Marco de texto 1" draw:style-name="gr8" draw:text-style-name="P43" svg:width="13.068cm" svg:height="4.389cm" svg:x="-0.739cm" svg:y="-0.93cm"><draw:text-box><text:p text:style-name="P42"><text:span text:style-name="T43">Práctica Direccionamiento IP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frame text:anchor-type="paragraph" draw:z-index="15" draw:name="Marco de texto 2" draw:style-name="gr6" draw:text-style-name="P40" svg:width="14.777cm" svg:height="1.631cm" svg:x="-0.617cm" svg:y="0.051cm"><draw:text-box><text:p><text:span text:style-name="T42">Antonio Crespo Gómez</text:span></text:p></draw:text-box></draw:frame></text:p>
      <text:p text:style-name="P27"/>
      <text:p text:style-name="P27"/>
      <text:p text:style-name="P27"/>
      <text:p text:style-name="P27"/>
      <text:p text:style-name="P27"/>
      <text:p text:style-name="P27"><draw:custom-shape text:anchor-type="paragraph" draw:z-index="5" draw:name="Forma 5" draw:style-name="gr15" draw:text-style-name="P44" svg:width="12.408cm" svg:height="14.959cm" svg:x="6.592cm" svg:y="0.34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text:p>
      <text:p text:style-name="P27"/>
      <text:p text:style-name="P27"/>
      <text:p text:style-name="P27"/>
      <text:p text:style-name="P27"/>
      <text:p text:style-name="P27"><draw:custom-shape text:anchor-type="paragraph" draw:z-index="4" draw:name="Forma 4" draw:style-name="gr16" draw:text-style-name="P47" svg:width="11.216cm" svg:height="13.609cm" svg:x="7.782cm" svg:y="0.208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text:anchor-type="paragraph" draw:z-index="6" draw:name="Forma 6" draw:style-name="gr14" draw:text-style-name="P46" svg:width="11.216cm" svg:height="13.609cm" svg:x="7.782cm" svg:y="0.208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custom-shape text:anchor-type="paragraph" draw:z-index="1" draw:name="Forma 2" draw:style-name="gr19" draw:text-style-name="P37" svg:width="15.661cm" svg:height="12.129cm" svg:x="-2cm" svg:y="0.478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draw:custom-shape text:anchor-type="paragraph" draw:z-index="9" draw:name="Forma 9" draw:style-name="gr12" draw:text-style-name="P45" svg:width="5.34cm" svg:height="5.033cm" svg:x="10.377cm" svg:y="0.06cm"><text:p/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11" draw:name="Forma 11" draw:style-name="gr10" draw:text-style-name="P45" svg:width="0.553cm" svg:height="6.104cm" svg:x="13.423cm" svg:y="0.286cm"><text:p/><draw:enhanced-geometry svg:viewBox="0 0 21600 21600" draw:type="rectangle" draw:enhanced-path="M 0 0 L 21600 0 21600 21600 0 21600 0 0 Z N"/></draw:custom-shape></text:p>
      <text:p text:style-name="P27"/>
      <text:p text:style-name="P27"><draw:custom-shape text:anchor-type="paragraph" draw:z-index="12" draw:name="Forma 12" draw:style-name="gr9" draw:text-style-name="P44" svg:width="2.165cm" svg:height="1.033cm" svg:x="6.449cm" svg:y="0.205cm"><text:p/><draw:enhanced-geometry svg:viewBox="0 0 21600 21600" draw:glue-points="?f0 0 ?f1 10800 0 21600 10800 21600 21600 21600 ?f7 10800" draw:text-areas="?f1 10800 ?f2 18000 ?f3 7200 ?f4 21600" draw:mirror-vertical="true" draw:type="isosceles-triangle" draw:modifiers="12392.5866236906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draw:custom-shape text:anchor-type="paragraph" draw:z-index="14" draw:name="Forma 13" draw:style-name="gr7" draw:text-style-name="P41" svg:width="1.788cm" svg:height="0.167cm" svg:x="6.68cm" svg:y="0.173cm"><text:p/><draw:enhanced-geometry svg:viewBox="0 0 21600 21600" draw:type="rectangle" draw:enhanced-path="M 0 0 L 21600 0 21600 21600 0 21600 0 0 Z N"/></draw:custom-shape></text:p>
      <text:p text:style-name="P27"><draw:custom-shape text:anchor-type="paragraph" draw:z-index="8" draw:name="Forma 8" draw:style-name="gr12" draw:text-style-name="P45" svg:width="5.34cm" svg:height="5.033cm" svg:x="13.66cm" svg:y="0.272cm"><text:p/><draw:enhanced-geometry svg:viewBox="0 0 21600 21600" draw:type="rectangle" draw:enhanced-path="M 0 0 L 21600 0 21600 21600 0 21600 0 0 Z N"/></draw:custom-shape><draw:custom-shape text:anchor-type="paragraph" draw:z-index="10" draw:name="Forma 10" draw:style-name="gr11" draw:text-style-name="P45" svg:width="5.34cm" svg:height="0.765cm" svg:x="8.319cm" svg:y="0.272cm"><text:p/><draw:enhanced-geometry svg:viewBox="0 0 21600 21600" draw:type="rectangle" draw:enhanced-path="M 0 0 L 21600 0 21600 21600 0 21600 0 0 Z N"/></draw:custom-shape><draw:frame text:anchor-type="paragraph" draw:z-index="16" draw:name="Marco de texto 3" draw:style-name="gr5" draw:text-style-name="P39" svg:width="3.543cm" svg:height="1.465cm" svg:x="-0.088cm" svg:y="0.236cm"><draw:text-box><text:p><text:span text:style-name="T41">2022</text:span></text:p></draw:text-box></draw:frame><draw:custom-shape text:anchor-type="paragraph" draw:z-index="17" draw:name="Forma 14" draw:style-name="gr4" draw:text-style-name="P38" svg:width="4.885cm" svg:height="1.853cm" svg:x="-0.923cm" svg:y="0.037cm"><text:p/><draw:enhanced-geometry svg:viewBox="0 0 21600 21600" draw:type="rectangle" draw:enhanced-path="M 0 0 L 21600 0 21600 21600 0 21600 0 0 Z N"/></draw:custom-shape><draw:custom-shape text:anchor-type="paragraph" draw:z-index="18" draw:name="Forma 15" draw:style-name="gr3" draw:text-style-name="P37" svg:width="1.932cm" svg:height="1.747cm" svg:x="3.454cm" svg:y="0.116cm"><text:p/><draw:enhanced-geometry svg:viewBox="0 0 21600 21600" draw:type="rectangle" draw:enhanced-path="M 0 0 L 21600 0 21600 21600 0 21600 0 0 Z N"/></draw:custom-shape><draw:custom-shape text:anchor-type="paragraph" draw:z-index="19" draw:name="Forma 16" draw:style-name="gr2" draw:text-style-name="P37" svg:width="1.558cm" svg:height="1.759cm" svg:x="-2cm" svg:y="0.078cm"><text:p/><draw:enhanced-geometry svg:viewBox="0 0 21600 21600" draw:type="rectangle" draw:enhanced-path="M 0 0 L 21600 0 21600 21600 0 21600 0 0 Z N"/></draw:custom-shape></text:p>
      <text:p text:style-name="P27"><draw:custom-shape text:anchor-type="paragraph" draw:z-index="7" draw:name="Forma 7" draw:style-name="gr13" draw:text-style-name="P46" svg:width="5.936cm" svg:height="4.633cm" svg:x="7.722cm" svg:y="0.185cm"><text:p/><draw:enhanced-geometry svg:viewBox="0 0 21600 21600" draw:glue-points="0 0 0 10800 0 21600 10800 21600 21600 21600 10800 10800" draw:text-areas="1900 12700 12700 19700" draw:mirror-vertical="true" draw:mirror-horizontal="true" draw:type="right-triangle" draw:enhanced-path="M 0 0 L 21600 21600 0 21600 0 0 Z N"/></draw:custom-shape></text:p>
      <text:p text:style-name="P27"/>
      <text:p text:style-name="P27"/>
      <text:p text:style-name="P27"/>
      <text:p text:style-name="P27"><draw:custom-shape text:anchor-type="paragraph" draw:z-index="2" draw:name="Forma 3" draw:style-name="gr18" draw:text-style-name="P47" svg:width="5.24cm" svg:height="2.038cm" svg:x="8.421cm" svg:y="0.833cm"><text:p/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  <text:p text:style-name="P30"><text:soft-page-break/>Índice:</text:p>
      <text:p text:style-name="P1"><text:span text:style-name="T27">Practica2_1_D</text:span><text:span text:style-name="T28">ireccionamientoIP--------------------------------------------</text:span><text:span text:style-name="T30">2</text:span></text:p>
      <text:p text:style-name="P23">Practica2_Ejercicio_direccionamiento--------------------------------------<text:span text:style-name="T39">3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draw:frame text:anchor-type="paragraph" draw:z-index="20" draw:name="Marco de texto 4" draw:style-name="gr1" draw:text-style-name="P36" svg:width="1.368cm" svg:height="1.006cm" svg:x="17.032cm" svg:y="1.171cm"><draw:text-box><text:p>1</text:p></draw:text-box></draw:frame></text:p>
      <text:p text:style-name="P28"><text:soft-page-break/>Practica2_1_D<text:span text:style-name="T31">ireccionamientoIP</text:span></text:p>
      <text:p text:style-name="P2"><draw:polyline text:anchor-type="paragraph" draw:z-index="3" draw:name="Línea poligonal con 6 vértices 1" draw:style-name="gr17" draw:text-style-name="P48" svg:width="2.085cm" svg:height="0.778cm" draw:transform="rotate (2.09683856334599) translate (14.4952155751951cm 1.83910752286253cm)" svg:viewBox="0 0 2086 779" draw:points="189,0 2086,0 1766,182 0,747 318,779 345,733"><text:p/></draw:polyline></text:p>
      <text:p text:style-name="P22">1.<text:span text:style-name="T32">Hallar el error, si existe, en las siguientes direcciones IPv4.</text:span></text:p>
      <text:p text:style-name="P3"/>
      <text:list xml:id="list769306447" text:style-name="WW8Num3">
        <text:list-item>
          <text:list>
            <text:list-header>
              <text:p text:style-name="P4"><text:span text:style-name="T1">a)</text:span>111.56.045.78<text:tab/><text:tab/>-<text:span text:style-name="T3">El fallo está en el 0</text:span></text:p>
              <text:p text:style-name="P4"><text:span text:style-name="T1">b)</text:span>221.34.7.8.20<text:tab/><text:tab/>-<text:span text:style-name="T3">Hay 5 números y solo puede haber 4</text:span></text:p>
              <text:p text:style-name="P20"><text:span text:style-name="T33">c)</text:span><text:span text:style-name="T32">75.45.301.1</text:span><text:span text:style-name="T34">4.<text:tab/><text:tab/>-</text:span><text:span text:style-name="T8">El número máximo es 255 y hay un 301</text:span></text:p>
            </text:list-header>
          </text:list>
        </text:list-item>
      </text:list>
      <text:p text:style-name="P6">d)11100010.23.14.67<text:tab/>-<text:span text:style-name="T3">El fo</text:span><text:span text:style-name="T4">r</text:span><text:span text:style-name="T3">mato no es correcto ya que está mezclado con</text:span><text:span text:style-name="T10"> <text:tab/><text:tab/><text:tab/></text:span><text:span text:style-name="T3">notación decimal</text:span></text:p>
      <text:p text:style-name="P16"/>
      <text:p text:style-name="P16"><text:span text:style-name="T10">2.Observa la dirección IP de tu equipo de trabajo y su máscara (configuración protocolo tcp/ip) y obtén su dirección de red, broadcast y número de direcciones posibles. ¿Que tipo de dirección de red es? ¿Tiene acceso a Internet? ¿Por qué?</text:span></text:p>
      <text:p text:style-name="P16"/>
      <text:list xml:id="list134717735427371" text:continue-numbering="true" text:style-name="WW8Num3">
        <text:list-header>
          <text:p text:style-name="P7">Dirección IP: <text:span text:style-name="T2">192.168.110.62</text:span></text:p>
          <text:p text:style-name="P7">Máscara: <text:span text:style-name="T2"><text:s/>255.255.254.0</text:span></text:p>
          <text:p text:style-name="P7">O sea: <text:span text:style-name="T2">192.168.110.62/23</text:span></text:p>
          <text:p text:style-name="P10">Dirección de red: <text:span text:style-name="T5">192.169.110.0</text:span></text:p>
          <text:p text:style-name="P10">Dirección de broadcast: <text:s/><text:span text:style-name="T6">192.169.111.255</text:span></text:p>
          <text:p text:style-name="P8">Nº Direcciones posibles:<text:span text:style-name="T7">512, 510 utilizables</text:span></text:p>
        </text:list-header>
      </text:list>
      <text:p text:style-name="P17">Tipo: Clase C</text:p>
      <text:p text:style-name="P9"><text:span text:style-name="T7"/></text:p>
      <text:p text:style-name="P11"><text:span text:style-name="T7">T</text:span><text:span text:style-name="T2">iene acceso a internet porque está conectado al router que tiene una ip pública</text:span></text:p>
      <text:list xml:id="list134716587087479" text:continue-numbering="true" text:style-name="WW8Num3">
        <text:list-header>
          <text:p text:style-name="P8"/>
          <text:p text:style-name="P5"><text:span text:style-name="T1">3.</text:span>¿Cuál es el número máximo de redes en que se puede dividir la red 192.168.3.0/28?</text:p>
        </text:list-header>
      </text:list>
      <text:p text:style-name="P12"><text:span text:style-name="T10">Se puede dividir en 16, 14 utilizables</text:span></text:p>
      <text:p text:style-name="P12"><text:span text:style-name="T3"/></text:p>
      <text:p text:style-name="P16"><text:span text:style-name="T10">4.Si la dirección de red es 192.168.0.0 y la dirección de broadcast 192.168.3.255. Especifica la máscara en formato CIDR y en notación punto decimal</text:span></text:p>
      <text:p text:style-name="P3"/>
      <text:list xml:id="list134718032248938" text:continue-numbering="true" text:style-name="WW8Num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3"><text:span text:style-name="T20"><text:s/><text:tab/>a)</text:span>22 y 255.255.252.0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4"><text:span text:style-name="T1"><text:s/><text:tab/>b)</text:span>23 y 255.255.254.0</text:p>
                </text:list-item>
              </text:list>
              <text:p text:style-name="P4"><text:span text:style-name="T1"><text:s/><text:tab/>c)</text:span>24 y 255.255.255.0</text:p>
            </text:list-item>
          </text:list>
        </text:list-item>
      </text:list>
      <text:p text:style-name="P16"><draw:frame text:anchor-type="paragraph" draw:z-index="21" draw:name="Marco de texto 5" draw:style-name="gr1" draw:text-style-name="P36" svg:width="1.368cm" svg:height="1.006cm" svg:x="17.009cm" svg:y="1.132cm"><draw:text-box><text:p>2</text:p></draw:text-box></draw:frame><text:s/><text:tab/>d)Ninguna de las anteriores</text:p>
      <text:p text:style-name="P19"><text:soft-page-break/><text:span text:style-name="T21">5.</text:span><text:span text:style-name="T22">Dada la dirección de red 172.16.0.0/16 se han direccionado las siguientes redes:</text:span></text:p>
      <text:p text:style-name="P19"><text:span text:style-name="T22">a.500 pc’s 172.16.0.0/23 - </text:span><text:span text:style-name="T23">correcto</text:span></text:p>
      <text:p text:style-name="P19"><text:span text:style-name="T22">b.240 pc’s 172.16.2.0/24 - </text:span><text:span text:style-name="T23">correcto</text:span></text:p>
      <text:p text:style-name="P19"><text:span text:style-name="T22">c.64 pc’s 172.16.3.0/26 - </text:span><text:span text:style-name="T23">incorrecto – </text:span><text:span text:style-name="T25">Aunque el número de direcciones es justo 64, 2 de </text:span><text:span text:style-name="T26"><text:tab/><text:tab/><text:tab/></text:span><text:span text:style-name="T25">ellas son para broadcast y red</text:span></text:p>
      <text:p text:style-name="P19"><text:span text:style-name="T22"/></text:p>
      <text:p text:style-name="P19"><text:span text:style-name="T22">¿Es correcto el direccionamiento que se ha efectuado? En caso negativo, corrígelo.</text:span> </text:p>
      <text:p text:style-name="P19"/>
      <text:p text:style-name="P19"/>
      <text:p text:style-name="P29">Practica2_Ejercicio_direccionamiento</text:p>
      <text:p text:style-name="P29"><text:span text:style-name="T17"/></text:p>
      <text:p text:style-name="P31"><text:span text:style-name="T18">1.</text:span><text:span text:style-name="T17">Indica la dirección de red a la que pertenece el PC con la dirección IP 138.8.24.11/22. Especifica cómo has obtenido esa dirección. </text:span></text:p>
      <text:p text:style-name="P31"><text:span text:style-name="T17">Máscara de subred: </text:span><text:span text:style-name="T11">255.255.252.0</text:span><text:span text:style-name="T17"> </text:span></text:p>
      <text:p text:style-name="P31"><text:span text:style-name="T17">Dirección IP: </text:span><text:span text:style-name="T11">138.8.24.11</text:span><text:span text:style-name="T17"> </text:span></text:p>
      <text:p text:style-name="P31"><text:span text:style-name="T17">Dirección de subred: </text:span><text:span text:style-name="T11">138.8.24.0 </text:span></text:p>
      <text:p text:style-name="P31"><text:span text:style-name="T17"/></text:p>
      <text:p text:style-name="P31"><text:span text:style-name="T11">La de subred se obtiene poniendo 22 bits a 1 →</text:span><text:span text:style-name="T17"> </text:span><text:span text:style-name="T11">11111111.11111111.11111100.00000000 = 255.255.252.0</text:span></text:p>
      <text:p text:style-name="P31"><text:span text:style-name="T17"/></text:p>
      <text:p text:style-name="P32"><text:span text:style-name="T17">La dirección IP es simplemente la que está antes del /22</text:span></text:p>
      <text:p text:style-name="P31"><text:span text:style-name="T17"/></text:p>
      <text:p text:style-name="P31"><text:span text:style-name="T11">En la de subred se sustituyen los últimos 10 bits por ceros →</text:span><text:span text:style-name="T17"> </text:span></text:p>
      <text:p text:style-name="P32"><text:span text:style-name="T17">136.8.24.11 = 10001000.00001000.00011000.00001011</text:span></text:p>
      <text:p text:style-name="P32"><text:span text:style-name="T17">si los 10 últimos bits son 0 entonces:</text:span></text:p>
      <text:p text:style-name="P32"><text:span text:style-name="T17">10001000.00001000.00011000.00000000 = 138.8.24.0</text:span></text:p>
      <text:p text:style-name="P32"><text:span text:style-name="T17"/></text:p>
      <text:p text:style-name="P24"><text:span text:style-name="T15">2.</text:span><text:span text:style-name="T17">El PC 172.18.128.12/17 no tiene acceso a Internet a pesar de estar bien configurado el router, ¿por qué? </text:span></text:p>
      <text:p text:style-name="P21"/>
      <text:p text:style-name="P21"><text:span text:style-name="T2">Porque </text:span><text:span text:style-name="T9">la</text:span><text:span text:style-name="T2"> ip </text:span><text:span text:style-name="T9">es</text:span><text:span text:style-name="T2"> privada</text:span> </text:p>
      <text:p text:style-name="P21"/>
      <text:p text:style-name="P21"><draw:frame text:anchor-type="paragraph" draw:z-index="22" draw:name="Marco de texto 6" draw:style-name="gr1" draw:text-style-name="P35" svg:width="1.368cm" svg:height="1.006cm" svg:x="16.986cm" svg:y="1.057cm"><draw:text-box><text:p><text:span text:style-name="T40">3</text:span></text:p></draw:text-box></draw:frame></text:p>
      <text:p text:style-name="P21"><text:soft-page-break/><text:span text:style-name="T35">3.</text:span>Si realizamos un traceroute desde 138.8.30.11/23 a 138.8.16.12/24 el resultado es el siguiente: R3:i1 – R2:i4 – R1:i9 - 138.8.16.12/24 </text:p>
      <text:p text:style-name="P21"/>
      <text:p text:style-name="P21"><text:span text:style-name="T35">a.¿Cuántos saltos ha dado un paquete desde el origen al destino? </text:span></text:p>
      <text:p text:style-name="P21"/>
      <text:p text:style-name="P14">6</text:p>
      <text:p text:style-name="P21"/>
      <text:p text:style-name="P21"><text:span text:style-name="T24">b.Si realizamos un traceroute a la inversa, ¿cuál es el resultado?</text:span><text:span text:style-name="T35"> </text:span></text:p>
      <text:p text:style-name="P21"/>
      <text:p text:style-name="P15"><text:span text:style-name="T37">138.8.16.12/24 - R1:i9 - R2:i4 – R3:i1</text:span></text:p>
      <text:p text:style-name="P15"><text:span text:style-name="T37"/></text:p>
      <text:p text:style-name="P18"><text:span text:style-name="T37">4.¿Cuál es la máscara de red adecuada para las redes correspondientes a los enlaces entre routers? </text:span></text:p>
      <text:p text:style-name="P14"><text:span text:style-name="T36">255.255.255.252</text:span></text:p>
      <text:p text:style-name="P14"><text:span text:style-name="T36"/></text:p>
      <text:p text:style-name="P24"><text:span text:style-name="T16">5.I</text:span><text:span text:style-name="T36">ndica cuál es la puerta de enlace para el PC 172.18.128.12/17 </text:span></text:p>
      <text:p text:style-name="P24"><text:span text:style-name="T36"/></text:p>
      <text:p text:style-name="P33"><text:span text:style-name="T18">172.18.128.1/17</text:span></text:p>
      <text:p text:style-name="P33"><text:span text:style-name="T18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text:span text:style-name="T16"/></text:p>
      <text:p text:style-name="P24"><draw:frame text:anchor-type="paragraph" draw:z-index="23" draw:name="Marco de texto 7" draw:style-name="gr1" draw:text-style-name="P35" svg:width="1.368cm" svg:height="1.006cm" svg:x="17.03cm" svg:y="0.9cm"><draw:text-box><text:p><text:span text:style-name="T40">4</text:span></text:p></draw:text-box></draw:frame><text:span text:style-name="T16"/></text:p>
      <text:p text:style-name="P24"><text:soft-page-break/><text:span text:style-name="T16">6.</text:span><text:span text:style-name="T18"> La organización quiere reorganizar la red a la que pertenece el PC del ejercicio anterior de tal modo que se divida en dos redes, una que de cabida a 854 PCs y la otra a 1022 PCs, de tal modo que los equipos de la primera red tengan como puerta de enlace i10 y los de la segunda i7.</text:span></text:p>
      <text:p text:style-name="P24"><text:span text:style-name="T18"/></text:p>
      <text:p text:style-name="P24"><text:span text:style-name="T18">a. Indica la dirección ip y máscara de las dos redes . </text:span></text:p>
      <text:p text:style-name="P25"><text:span text:style-name="T13">Primera Red</text:span><text:span text:style-name="T12"> :</text:span><text:span text:style-name="T18"> </text:span></text:p>
      <text:p text:style-name="P25"><text:span text:style-name="T18"><text:tab/></text:span><text:span text:style-name="T12">Dirección IP:172.18.128.0</text:span></text:p>
      <text:p text:style-name="P24"><text:span text:style-name="T18"><text:tab/></text:span><text:span text:style-name="T12">Máscaca:255.255.</text:span><text:span text:style-name="T13">252.0</text:span></text:p>
      <text:p text:style-name="P25"><text:span text:style-name="T13">Segunda Red</text:span><text:span text:style-name="T12">:</text:span><text:span text:style-name="T18"> </text:span></text:p>
      <text:p text:style-name="P25"><text:span text:style-name="T18"><text:tab/></text:span><text:span text:style-name="T12">Dirección IP:172.18.128.0</text:span></text:p>
      <text:p text:style-name="P25"><text:span text:style-name="T18"><text:tab/></text:span><text:span text:style-name="T12">Máscaca:255.255.</text:span><text:span text:style-name="T13">252.0</text:span></text:p>
      <text:p text:style-name="P24"><text:span text:style-name="T18"/></text:p>
      <text:p text:style-name="P24"><text:span text:style-name="T18">b. Indica la dirección ip y máscara de las dos puertas de enlace. </text:span></text:p>
      <text:p text:style-name="P24"><text:span text:style-name="T18"><text:tab/></text:span><text:span text:style-name="T12">Red 1 : 172.18.128.1</text:span></text:p>
      <text:p text:style-name="P25"><text:span text:style-name="T18"><text:tab/></text:span><text:span text:style-name="T13">Máscara: </text:span><text:span text:style-name="T12">255.255.</text:span><text:span text:style-name="T13">252.0</text:span></text:p>
      <text:p text:style-name="P24"><text:span text:style-name="T18"><text:tab/></text:span><text:span text:style-name="T12">Red 2 :172.18.128.2/22</text:span><text:span text:style-name="T18"> </text:span></text:p>
      <text:p text:style-name="P24"><text:span text:style-name="T18"/></text:p>
      <text:p text:style-name="P24"><text:span text:style-name="T18">c. ¿Cuántas redes quedan sin asignar? ¿De qué tamaño?</text:span></text:p>
      <text:p text:style-name="P24"><text:span text:style-name="T18"/></text:p>
      <text:p text:style-name="P26"><text:span text:style-name="T14">Hay</text:span><text:span text:style-name="T12"> 62 subredes por asignar</text:span><text:span text:style-name="T18"> </text:span></text:p>
      <text:p text:style-name="P34"><draw:frame text:anchor-type="paragraph" draw:z-index="24" draw:name="Marco de texto 8" draw:style-name="gr1" draw:text-style-name="P35" svg:width="1.368cm" svg:height="1.006cm" svg:x="17.009cm" svg:y="10.421cm"><draw:text-box><text:p><text:span text:style-name="T40">5</text:span></text:p></draw:text-box></draw:frame><text:span text:style-name="T19">Cada una tiene </text:span><text:span text:style-name="T18">1024 hosts </text:span><text:span text:style-name="T19">disponibles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F" svg:font-family="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WW8Num3z0" style:family="text"/>
    <style:style style:name="WW8Num3z1" style:family="text">
      <style:text-properties fo:color="#4f81bd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6-03T13:47:16.019000000</dc:date>
    <meta:editing-duration>PT1M22S</meta:editing-duration>
    <meta:editing-cycles>1</meta:editing-cycles>
    <meta:document-statistic meta:table-count="0" meta:image-count="0" meta:object-count="0" meta:page-count="6" meta:paragraph-count="67" meta:word-count="559" meta:character-count="3692" meta:non-whitespace-character-count="3155"/>
    <meta:generator>LibreOffice/7.3.2.2$Windows_X86_64 LibreOffice_project/49f2b1bff42cfccbd8f788c8dc32c1c309559be0</meta:generator>
  </office:meta>
</office:document-meta>
</file>